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312cm"/>
    </style:style>
    <style:style style:name="co3" style:family="table-column">
      <style:table-column-properties fo:break-before="auto" style:column-width="3.747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5.948cm"/>
    </style:style>
    <style:style style:name="co6" style:family="table-column">
      <style:table-column-properties fo:break-before="auto" style:column-width="2.498cm"/>
    </style:style>
    <style:style style:name="co7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9.812cm" svg:height="16.043cm" svg:x="0.525cm" svg:y="19.606cm">
            <draw:object draw:notify-on-update-of-ranges="Лист1.B4:Лист1.R4 Лист1.B3:Лист1.Q3 Лист1.B16:Лист1.O16 Лист1.B15:Лист1.N15 Лист1.B26:Лист1.L26 Лист1.B25:Лист1.K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1000" table:default-cell-style-name="ce1"/>
        <table:table-row table:style-name="ro1">
          <table:table-cell table:style-name="ce4" office:value-type="string" calcext:value-type="string" table:number-columns-spanned="17" table:number-rows-spanned="1">
            <text:p>l = 20см</text:p>
          </table:table-cell>
          <table:covered-table-cell table:number-columns-repeated="16"/>
          <table:table-cell table:number-columns-repeated="2"/>
          <table:table-cell office:value-type="string" calcext:value-type="string">
            <text:p>ошибка измерения вольтметром</text:p>
          </table:table-cell>
          <table:table-cell table:formula="of:=750*0.5/100/2" office:value-type="float" office:value="1.875" calcext:value-type="float">
            <text:p>1,875</text:p>
          </table:table-cell>
          <table:table-cell office:value-type="string" calcext:value-type="string">
            <text:p>мВ</text:p>
          </table:table-cell>
          <table:table-cell office:value-type="string" calcext:value-type="string">
            <text:p>диаметр проволоки</text:p>
          </table:table-cell>
          <table:table-cell office:value-type="float" office:value="0.368" calcext:value-type="float">
            <text:p>0,36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в, дел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ошибка измерения амперметра</text:p>
          </table:table-cell>
          <table:table-cell table:formula="of:=1/2" office:value-type="float" office:value="0.5" calcext:value-type="float">
            <text:p>0,5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ошибка диаметра</text:p>
          </table:table-cell>
          <table:table-cell office:value-type="float" office:value="0.005" calcext:value-type="float">
            <text:p>0,005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Vв, мВ</text:p>
          </table:table-cell>
          <table:table-cell table:style-name="ce2" table:formula="of:=[.B2]*5" office:value-type="float" office:value="695" calcext:value-type="float">
            <text:p>695</text:p>
          </table:table-cell>
          <table:table-cell table:style-name="ce2" table:formula="of:=[.C2]*5" office:value-type="float" office:value="600" calcext:value-type="float">
            <text:p>600</text:p>
          </table:table-cell>
          <table:table-cell table:style-name="ce2" table:formula="of:=[.D2]*5" office:value-type="float" office:value="515" calcext:value-type="float">
            <text:p>515</text:p>
          </table:table-cell>
          <table:table-cell table:style-name="ce2" table:formula="of:=[.E2]*5" office:value-type="float" office:value="430" calcext:value-type="float">
            <text:p>430</text:p>
          </table:table-cell>
          <table:table-cell table:style-name="ce2" table:formula="of:=[.F2]*5" office:value-type="float" office:value="350" calcext:value-type="float">
            <text:p>350</text:p>
          </table:table-cell>
          <table:table-cell table:style-name="ce2" table:formula="of:=[.G2]*5" office:value-type="float" office:value="265" calcext:value-type="float">
            <text:p>265</text:p>
          </table:table-cell>
          <table:table-cell table:style-name="ce2" table:formula="of:=[.H2]*5" office:value-type="float" office:value="195" calcext:value-type="float">
            <text:p>195</text:p>
          </table:table-cell>
          <table:table-cell table:style-name="ce2" table:formula="of:=[.I2]*5" office:value-type="float" office:value="125" calcext:value-type="float">
            <text:p>125</text:p>
          </table:table-cell>
          <table:table-cell table:style-name="ce2" table:formula="of:=[.J2]*5" office:value-type="float" office:value="145" calcext:value-type="float">
            <text:p>145</text:p>
          </table:table-cell>
          <table:table-cell table:style-name="ce2" table:formula="of:=[.K2]*5" office:value-type="float" office:value="180" calcext:value-type="float">
            <text:p>180</text:p>
          </table:table-cell>
          <table:table-cell table:style-name="ce2" table:formula="of:=[.L2]*5" office:value-type="float" office:value="220" calcext:value-type="float">
            <text:p>220</text:p>
          </table:table-cell>
          <table:table-cell table:style-name="ce2" table:formula="of:=[.M2]*5" office:value-type="float" office:value="265" calcext:value-type="float">
            <text:p>265</text:p>
          </table:table-cell>
          <table:table-cell table:style-name="ce2" table:formula="of:=[.N2]*5" office:value-type="float" office:value="305" calcext:value-type="float">
            <text:p>305</text:p>
          </table:table-cell>
          <table:table-cell table:style-name="ce2" table:formula="of:=[.O2]*5" office:value-type="float" office:value="345" calcext:value-type="float">
            <text:p>345</text:p>
          </table:table-cell>
          <table:table-cell table:style-name="ce2" table:formula="of:=[.P2]*5" office:value-type="float" office:value="430" calcext:value-type="float">
            <text:p>430</text:p>
          </table:table-cell>
          <table:table-cell table:style-name="ce2" table:formula="of:=[.Q2]*5" office:value-type="float" office:value="515" calcext:value-type="float">
            <text:p>515</text:p>
          </table:table-cell>
          <table:table-cell table:number-columns-repeated="2"/>
          <table:table-cell office:value-type="string" calcext:value-type="string">
            <text:p>длина l, м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а, мА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table:number-columns-repeated="17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formula="of:=1/SQRT([.U5])" office:value-type="float" office:value="0.25" calcext:value-type="float">
            <text:p>0,25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средние значения</text:p>
          </table:table-cell>
          <table:table-cell/>
          <table:table-cell office:value-type="string" calcext:value-type="string">
            <text:p>Rср</text:p>
          </table:table-cell>
          <table:table-cell table:formula="of:=[.R7]/[.R8]" office:value-type="float" office:value="2.03933812707624" calcext:value-type="float">
            <text:p>2,03933812707624</text:p>
          </table:table-cell>
          <table:table-cell office:value-type="string" calcext:value-type="string">
            <text:p>Ом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</text:p>
          </table:table-cell>
          <table:table-cell table:formula="of:=[.B4]*[.B3]*10^(-6)" office:value-type="float" office:value="0.2363" calcext:value-type="float">
            <text:p>0,2363</text:p>
          </table:table-cell>
          <table:table-cell table:formula="of:=[.C4]*[.C3]*10^(-6)" office:value-type="float" office:value="0.177" calcext:value-type="float">
            <text:p>0,177</text:p>
          </table:table-cell>
          <table:table-cell table:formula="of:=[.D4]*[.D3]*10^(-6)" office:value-type="float" office:value="0.12978" calcext:value-type="float">
            <text:p>0,12978</text:p>
          </table:table-cell>
          <table:table-cell table:formula="of:=[.E4]*[.E3]*10^(-6)" office:value-type="float" office:value="0.08987" calcext:value-type="float">
            <text:p>0,08987</text:p>
          </table:table-cell>
          <table:table-cell table:formula="of:=[.F4]*[.F3]*10^(-6)" office:value-type="float" office:value="0.0602" calcext:value-type="float">
            <text:p>0,0602</text:p>
          </table:table-cell>
          <table:table-cell table:formula="of:=[.G4]*[.G3]*10^(-6)" office:value-type="float" office:value="0.034715" calcext:value-type="float">
            <text:p>0,034715</text:p>
          </table:table-cell>
          <table:table-cell table:formula="of:=[.H4]*[.H3]*10^(-6)" office:value-type="float" office:value="0.01872" calcext:value-type="float">
            <text:p>0,01872</text:p>
          </table:table-cell>
          <table:table-cell table:formula="of:=[.I4]*[.I3]*10^(-6)" office:value-type="float" office:value="0.007875" calcext:value-type="float">
            <text:p>0,007875</text:p>
          </table:table-cell>
          <table:table-cell table:formula="of:=[.J4]*[.J3]*10^(-6)" office:value-type="float" office:value="0.01015" calcext:value-type="float">
            <text:p>0,01015</text:p>
          </table:table-cell>
          <table:table-cell table:formula="of:=[.K4]*[.K3]*10^(-6)" office:value-type="float" office:value="0.0162" calcext:value-type="float">
            <text:p>0,0162</text:p>
          </table:table-cell>
          <table:table-cell table:formula="of:=[.L4]*[.L3]*10^(-6)" office:value-type="float" office:value="0.0242" calcext:value-type="float">
            <text:p>0,0242</text:p>
          </table:table-cell>
          <table:table-cell table:formula="of:=[.M4]*[.M3]*10^(-6)" office:value-type="float" office:value="0.03445" calcext:value-type="float">
            <text:p>0,03445</text:p>
          </table:table-cell>
          <table:table-cell table:formula="of:=[.N4]*[.N3]*10^(-6)" office:value-type="float" office:value="0.04575" calcext:value-type="float">
            <text:p>0,04575</text:p>
          </table:table-cell>
          <table:table-cell table:formula="of:=[.O4]*[.O3]*10^(-6)" office:value-type="float" office:value="0.05865" calcext:value-type="float">
            <text:p>0,05865</text:p>
          </table:table-cell>
          <table:table-cell table:formula="of:=[.P4]*[.P3]*10^(-6)" office:value-type="float" office:value="0.0903" calcext:value-type="float">
            <text:p>0,0903</text:p>
          </table:table-cell>
          <table:table-cell table:formula="of:=[.Q4]*[.Q3]*10^(-6)" office:value-type="float" office:value="0.12978" calcext:value-type="float">
            <text:p>0,12978</text:p>
          </table:table-cell>
          <table:table-cell table:formula="of:=AVERAGE([.B7:.Q7])" office:value-type="float" office:value="0.07274625" calcext:value-type="float">
            <text:p>0,07274625</text:p>
          </table:table-cell>
          <table:table-cell/>
          <table:table-cell office:value-type="string" calcext:value-type="string">
            <text:p>случ. Ошибка</text:p>
          </table:table-cell>
          <table:table-cell table:formula="of:=[.V5] * SQRT([.R9]/[.R8] - POWER([.U6];2))" office:value-type="float" office:value="0.00301080768085629" calcext:value-type="float">
            <text:p>0,0030108076808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^2</text:p>
          </table:table-cell>
          <table:table-cell table:formula="of:=[.B4]*[.B4]*10^(-6)" office:value-type="float" office:value="0.1156" calcext:value-type="float">
            <text:p>0,1156</text:p>
          </table:table-cell>
          <table:table-cell table:formula="of:=[.C4]*[.C4]*10^(-6)" office:value-type="float" office:value="0.087025" calcext:value-type="float">
            <text:p>0,087025</text:p>
          </table:table-cell>
          <table:table-cell table:formula="of:=[.D4]*[.D4]*10^(-6)" office:value-type="float" office:value="0.063504" calcext:value-type="float">
            <text:p>0,063504</text:p>
          </table:table-cell>
          <table:table-cell table:formula="of:=[.E4]*[.E4]*10^(-6)" office:value-type="float" office:value="0.043681" calcext:value-type="float">
            <text:p>0,043681</text:p>
          </table:table-cell>
          <table:table-cell table:formula="of:=[.F4]*[.F4]*10^(-6)" office:value-type="float" office:value="0.029584" calcext:value-type="float">
            <text:p>0,029584</text:p>
          </table:table-cell>
          <table:table-cell table:formula="of:=[.G4]*[.G4]*10^(-6)" office:value-type="float" office:value="0.017161" calcext:value-type="float">
            <text:p>0,017161</text:p>
          </table:table-cell>
          <table:table-cell table:formula="of:=[.H4]*[.H4]*10^(-6)" office:value-type="float" office:value="0.009216" calcext:value-type="float">
            <text:p>0,009216</text:p>
          </table:table-cell>
          <table:table-cell table:formula="of:=[.I4]*[.I4]*10^(-6)" office:value-type="float" office:value="0.003969" calcext:value-type="float">
            <text:p>0,003969</text:p>
          </table:table-cell>
          <table:table-cell table:formula="of:=[.J4]*[.J4]*10^(-6)" office:value-type="float" office:value="0.0049" calcext:value-type="float">
            <text:p>0,0049</text:p>
          </table:table-cell>
          <table:table-cell table:formula="of:=[.K4]*[.K4]*10^(-6)" office:value-type="float" office:value="0.0081" calcext:value-type="float">
            <text:p>0,0081</text:p>
          </table:table-cell>
          <table:table-cell table:formula="of:=[.L4]*[.L4]*10^(-6)" office:value-type="float" office:value="0.0121" calcext:value-type="float">
            <text:p>0,0121</text:p>
          </table:table-cell>
          <table:table-cell table:formula="of:=[.M4]*[.M4]*10^(-6)" office:value-type="float" office:value="0.0169" calcext:value-type="float">
            <text:p>0,0169</text:p>
          </table:table-cell>
          <table:table-cell table:formula="of:=[.N4]*[.N4]*10^(-6)" office:value-type="float" office:value="0.0225" calcext:value-type="float">
            <text:p>0,0225</text:p>
          </table:table-cell>
          <table:table-cell table:formula="of:=[.O4]*[.O4]*10^(-6)" office:value-type="float" office:value="0.0289" calcext:value-type="float">
            <text:p>0,0289</text:p>
          </table:table-cell>
          <table:table-cell table:formula="of:=[.P4]*[.P4]*10^(-6)" office:value-type="float" office:value="0.0441" calcext:value-type="float">
            <text:p>0,0441</text:p>
          </table:table-cell>
          <table:table-cell table:formula="of:=[.Q4]*[.Q4]*10^(-6)" office:value-type="float" office:value="0.063504" calcext:value-type="float">
            <text:p>0,063504</text:p>
          </table:table-cell>
          <table:table-cell table:formula="of:=AVERAGE([.B8:.Q8])" office:value-type="float" office:value="0.0356715" calcext:value-type="float">
            <text:p>0,0356715</text:p>
          </table:table-cell>
          <table:table-cell/>
          <table:table-cell office:value-type="string" calcext:value-type="string">
            <text:p>сист погрешность</text:p>
          </table:table-cell>
          <table:table-cell table:formula="of:=[.U6]* SQRT( POWER([.$U$1]/MAX([.B3:.Q3]);2) + POWER([.$U$2]/MAX([.B4:.Q4]);2) )" office:value-type="float" office:value="0.00626610649500262" calcext:value-type="float">
            <text:p>0,0062661064950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^2</text:p>
          </table:table-cell>
          <table:table-cell table:formula="of:=[.B3]*[.B3]*10^(-6)" office:value-type="float" office:value="0.483025" calcext:value-type="float">
            <text:p>0,483025</text:p>
          </table:table-cell>
          <table:table-cell table:formula="of:=[.C3]*[.C3]*10^(-6)" office:value-type="float" office:value="0.36" calcext:value-type="float">
            <text:p>0,36</text:p>
          </table:table-cell>
          <table:table-cell table:formula="of:=[.D3]*[.D3]*10^(-6)" office:value-type="float" office:value="0.265225" calcext:value-type="float">
            <text:p>0,265225</text:p>
          </table:table-cell>
          <table:table-cell table:formula="of:=[.E3]*[.E3]*10^(-6)" office:value-type="float" office:value="0.1849" calcext:value-type="float">
            <text:p>0,1849</text:p>
          </table:table-cell>
          <table:table-cell table:formula="of:=[.F3]*[.F3]*10^(-6)" office:value-type="float" office:value="0.1225" calcext:value-type="float">
            <text:p>0,1225</text:p>
          </table:table-cell>
          <table:table-cell table:formula="of:=[.G3]*[.G3]*10^(-6)" office:value-type="float" office:value="0.070225" calcext:value-type="float">
            <text:p>0,070225</text:p>
          </table:table-cell>
          <table:table-cell table:formula="of:=[.H3]*[.H3]*10^(-6)" office:value-type="float" office:value="0.038025" calcext:value-type="float">
            <text:p>0,038025</text:p>
          </table:table-cell>
          <table:table-cell table:formula="of:=[.I3]*[.I3]*10^(-6)" office:value-type="float" office:value="0.015625" calcext:value-type="float">
            <text:p>0,015625</text:p>
          </table:table-cell>
          <table:table-cell table:formula="of:=[.J3]*[.J3]*10^(-6)" office:value-type="float" office:value="0.021025" calcext:value-type="float">
            <text:p>0,021025</text:p>
          </table:table-cell>
          <table:table-cell table:formula="of:=[.K3]*[.K3]*10^(-6)" office:value-type="float" office:value="0.0324" calcext:value-type="float">
            <text:p>0,0324</text:p>
          </table:table-cell>
          <table:table-cell table:formula="of:=[.L3]*[.L3]*10^(-6)" office:value-type="float" office:value="0.0484" calcext:value-type="float">
            <text:p>0,0484</text:p>
          </table:table-cell>
          <table:table-cell table:formula="of:=[.M3]*[.M3]*10^(-6)" office:value-type="float" office:value="0.070225" calcext:value-type="float">
            <text:p>0,070225</text:p>
          </table:table-cell>
          <table:table-cell table:formula="of:=[.N3]*[.N3]*10^(-6)" office:value-type="float" office:value="0.093025" calcext:value-type="float">
            <text:p>0,093025</text:p>
          </table:table-cell>
          <table:table-cell table:formula="of:=[.O3]*[.O3]*10^(-6)" office:value-type="float" office:value="0.119025" calcext:value-type="float">
            <text:p>0,119025</text:p>
          </table:table-cell>
          <table:table-cell table:formula="of:=[.P3]*[.P3]*10^(-6)" office:value-type="float" office:value="0.1849" calcext:value-type="float">
            <text:p>0,1849</text:p>
          </table:table-cell>
          <table:table-cell table:formula="of:=[.Q3]*[.Q3]*10^(-6)" office:value-type="float" office:value="0.265225" calcext:value-type="float">
            <text:p>0,265225</text:p>
          </table:table-cell>
          <table:table-cell table:formula="of:=AVERAGE([.B9:.Q9])" office:value-type="float" office:value="0.148359375" calcext:value-type="float">
            <text:p>0,148359375</text:p>
          </table:table-cell>
          <table:table-cell/>
          <table:table-cell office:value-type="string" calcext:value-type="string">
            <text:p>полная ошибка</text:p>
          </table:table-cell>
          <table:table-cell table:formula="of:=SQRT( POWER([.U7];2) + POWER([.U8];2) )" office:value-type="float" office:value="0.00695191006111394" calcext:value-type="float">
            <text:p>0,006951910061114</text:p>
          </table:table-cell>
          <table:table-cell table:number-columns-repeated="1003"/>
        </table:table-row>
        <table:table-row table:style-name="ro1">
          <table:table-cell table:number-columns-repeated="19"/>
          <table:table-cell office:value-type="string" calcext:value-type="string">
            <text:p>ро</text:p>
          </table:table-cell>
          <table:table-cell table:formula="of:=[.U6]/[.U3] * 3.1415926*[.$X$1]*[.$X$1]/4" office:value-type="float" office:value="1.08453795262687" calcext:value-type="float">
            <text:p>1,08453795262687</text:p>
          </table:table-cell>
          <table:table-cell/>
          <table:table-cell office:value-type="string" calcext:value-type="string">
            <text:p>ошибка ро</text:p>
          </table:table-cell>
          <table:table-cell table:formula="of:=[.U10] * SQRT( POWER( [.U9]/[.U6];2) + POWER( 2*[.$X$2]/[.$X$1];2) )" office:value-type="float" office:value="0.0297021303202222" calcext:value-type="float">
            <text:p>0,029702130320222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4" table:number-rows-spanned="1">
            <text:p>l = 30см</text:p>
          </table:table-cell>
          <table:covered-table-cell table:number-columns-repeated="13"/>
          <table:table-cell table:style-name="ce3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Vв, дел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в, мВ</text:p>
          </table:table-cell>
          <table:table-cell table:style-name="ce2" table:formula="of:=[.B14]*5" office:value-type="float" office:value="710" calcext:value-type="float">
            <text:p>710</text:p>
          </table:table-cell>
          <table:table-cell table:style-name="ce2" table:formula="of:=[.C14]*5" office:value-type="float" office:value="620" calcext:value-type="float">
            <text:p>620</text:p>
          </table:table-cell>
          <table:table-cell table:style-name="ce2" table:formula="of:=[.D14]*5" office:value-type="float" office:value="530" calcext:value-type="float">
            <text:p>530</text:p>
          </table:table-cell>
          <table:table-cell table:style-name="ce2" table:formula="of:=[.E14]*5" office:value-type="float" office:value="440" calcext:value-type="float">
            <text:p>440</text:p>
          </table:table-cell>
          <table:table-cell table:style-name="ce2" table:formula="of:=[.F14]*5" office:value-type="float" office:value="355" calcext:value-type="float">
            <text:p>355</text:p>
          </table:table-cell>
          <table:table-cell table:style-name="ce2" table:formula="of:=[.G14]*5" office:value-type="float" office:value="270" calcext:value-type="float">
            <text:p>270</text:p>
          </table:table-cell>
          <table:table-cell table:style-name="ce2" table:formula="of:=[.H14]*5" office:value-type="float" office:value="175" calcext:value-type="float">
            <text:p>175</text:p>
          </table:table-cell>
          <table:table-cell table:style-name="ce2" table:formula="of:=[.I14]*5" office:value-type="float" office:value="225" calcext:value-type="float">
            <text:p>225</text:p>
          </table:table-cell>
          <table:table-cell table:style-name="ce2" table:formula="of:=[.J14]*5" office:value-type="float" office:value="310" calcext:value-type="float">
            <text:p>310</text:p>
          </table:table-cell>
          <table:table-cell table:style-name="ce2" table:formula="of:=[.K14]*5" office:value-type="float" office:value="405" calcext:value-type="float">
            <text:p>405</text:p>
          </table:table-cell>
          <table:table-cell table:style-name="ce2" table:formula="of:=[.L14]*5" office:value-type="float" office:value="495" calcext:value-type="float">
            <text:p>495</text:p>
          </table:table-cell>
          <table:table-cell table:style-name="ce2" table:formula="of:=[.M14]*5" office:value-type="float" office:value="605" calcext:value-type="float">
            <text:p>605</text:p>
          </table:table-cell>
          <table:table-cell table:style-name="ce2" table:formula="of:=[.N14]*5" office:value-type="float" office:value="695" calcext:value-type="float">
            <text:p>695</text:p>
          </table:table-cell>
          <table:table-cell table:number-columns-repeated="5"/>
          <table:table-cell office:value-type="string" calcext:value-type="string">
            <text:p>длина l, м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а, мА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table:number-columns-repeated="17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table:formula="of:=1/SQRT([.U17])" office:value-type="float" office:value="0.277350098112615" calcext:value-type="float">
            <text:p>0,277350098112615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средние значения</text:p>
          </table:table-cell>
          <table:table-cell/>
          <table:table-cell office:value-type="string" calcext:value-type="string">
            <text:p>Rср</text:p>
          </table:table-cell>
          <table:table-cell table:formula="of:=[.R19]/[.R20]" office:value-type="float" office:value="2.96906525178967" calcext:value-type="float">
            <text:p>2,969065251789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I</text:p>
          </table:table-cell>
          <table:table-cell table:formula="of:=[.B16]*[.B15]*10^(-6)" office:value-type="float" office:value="0.1704" calcext:value-type="float">
            <text:p>0,1704</text:p>
          </table:table-cell>
          <table:table-cell table:formula="of:=[.C16]*[.C15]*10^(-6)" office:value-type="float" office:value="0.12896" calcext:value-type="float">
            <text:p>0,12896</text:p>
          </table:table-cell>
          <table:table-cell table:formula="of:=[.D16]*[.D15]*10^(-6)" office:value-type="float" office:value="0.0954" calcext:value-type="float">
            <text:p>0,0954</text:p>
          </table:table-cell>
          <table:table-cell table:formula="of:=[.E16]*[.E15]*10^(-6)" office:value-type="float" office:value="0.06556" calcext:value-type="float">
            <text:p>0,06556</text:p>
          </table:table-cell>
          <table:table-cell table:formula="of:=[.F16]*[.F15]*10^(-6)" office:value-type="float" office:value="0.042955" calcext:value-type="float">
            <text:p>0,042955</text:p>
          </table:table-cell>
          <table:table-cell table:formula="of:=[.G16]*[.G15]*10^(-6)" office:value-type="float" office:value="0.0243" calcext:value-type="float">
            <text:p>0,0243</text:p>
          </table:table-cell>
          <table:table-cell table:formula="of:=[.H16]*[.H15]*10^(-6)" office:value-type="float" office:value="0.0105" calcext:value-type="float">
            <text:p>0,0105</text:p>
          </table:table-cell>
          <table:table-cell table:formula="of:=[.I16]*[.I15]*10^(-6)" office:value-type="float" office:value="0.016875" calcext:value-type="float">
            <text:p>0,016875</text:p>
          </table:table-cell>
          <table:table-cell table:formula="of:=[.J16]*[.J15]*10^(-6)" office:value-type="float" office:value="0.03255" calcext:value-type="float">
            <text:p>0,03255</text:p>
          </table:table-cell>
          <table:table-cell table:formula="of:=[.K16]*[.K15]*10^(-6)" office:value-type="float" office:value="0.05508" calcext:value-type="float">
            <text:p>0,05508</text:p>
          </table:table-cell>
          <table:table-cell table:formula="of:=[.L16]*[.L15]*10^(-6)" office:value-type="float" office:value="0.08217" calcext:value-type="float">
            <text:p>0,08217</text:p>
          </table:table-cell>
          <table:table-cell table:formula="of:=[.M16]*[.M15]*10^(-6)" office:value-type="float" office:value="0.122815" calcext:value-type="float">
            <text:p>0,122815</text:p>
          </table:table-cell>
          <table:table-cell table:formula="of:=[.N16]*[.N15]*10^(-6)" office:value-type="float" office:value="0.161935" calcext:value-type="float">
            <text:p>0,161935</text:p>
          </table:table-cell>
          <table:table-cell table:number-columns-repeated="3"/>
          <table:table-cell table:formula="of:=AVERAGE([.B19:.N19])" office:value-type="float" office:value="0.0776538461538461" calcext:value-type="float">
            <text:p>0,077653846153846</text:p>
          </table:table-cell>
          <table:table-cell/>
          <table:table-cell office:value-type="string" calcext:value-type="string">
            <text:p>случ. Ошибка</text:p>
          </table:table-cell>
          <table:table-cell table:formula="of:=[.V17] * SQRT([.R21]/[.R20] - POWER([.U18];2))" office:value-type="float" office:value="0.00484199412991489" calcext:value-type="float">
            <text:p>0,0048419941299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^2</text:p>
          </table:table-cell>
          <table:table-cell table:formula="of:=[.B16]*[.B16]*10^(-6)" office:value-type="float" office:value="0.0576" calcext:value-type="float">
            <text:p>0,0576</text:p>
          </table:table-cell>
          <table:table-cell table:formula="of:=[.C16]*[.C16]*10^(-6)" office:value-type="float" office:value="0.043264" calcext:value-type="float">
            <text:p>0,043264</text:p>
          </table:table-cell>
          <table:table-cell table:formula="of:=[.D16]*[.D16]*10^(-6)" office:value-type="float" office:value="0.0324" calcext:value-type="float">
            <text:p>0,0324</text:p>
          </table:table-cell>
          <table:table-cell table:formula="of:=[.E16]*[.E16]*10^(-6)" office:value-type="float" office:value="0.022201" calcext:value-type="float">
            <text:p>0,022201</text:p>
          </table:table-cell>
          <table:table-cell table:formula="of:=[.F16]*[.F16]*10^(-6)" office:value-type="float" office:value="0.014641" calcext:value-type="float">
            <text:p>0,014641</text:p>
          </table:table-cell>
          <table:table-cell table:formula="of:=[.G16]*[.G16]*10^(-6)" office:value-type="float" office:value="0.0081" calcext:value-type="float">
            <text:p>0,0081</text:p>
          </table:table-cell>
          <table:table-cell table:formula="of:=[.H16]*[.H16]*10^(-6)" office:value-type="float" office:value="0.0036" calcext:value-type="float">
            <text:p>0,0036</text:p>
          </table:table-cell>
          <table:table-cell table:formula="of:=[.I16]*[.I16]*10^(-6)" office:value-type="float" office:value="0.005625" calcext:value-type="float">
            <text:p>0,005625</text:p>
          </table:table-cell>
          <table:table-cell table:formula="of:=[.J16]*[.J16]*10^(-6)" office:value-type="float" office:value="0.011025" calcext:value-type="float">
            <text:p>0,011025</text:p>
          </table:table-cell>
          <table:table-cell table:formula="of:=[.K16]*[.K16]*10^(-6)" office:value-type="float" office:value="0.018496" calcext:value-type="float">
            <text:p>0,018496</text:p>
          </table:table-cell>
          <table:table-cell table:formula="of:=[.L16]*[.L16]*10^(-6)" office:value-type="float" office:value="0.027556" calcext:value-type="float">
            <text:p>0,027556</text:p>
          </table:table-cell>
          <table:table-cell table:formula="of:=[.M16]*[.M16]*10^(-6)" office:value-type="float" office:value="0.041209" calcext:value-type="float">
            <text:p>0,041209</text:p>
          </table:table-cell>
          <table:table-cell table:formula="of:=[.N16]*[.N16]*10^(-6)" office:value-type="float" office:value="0.054289" calcext:value-type="float">
            <text:p>0,054289</text:p>
          </table:table-cell>
          <table:table-cell table:number-columns-repeated="3"/>
          <table:table-cell table:formula="of:=AVERAGE([.B20:.N20])" office:value-type="float" office:value="0.0261543076923077" calcext:value-type="float">
            <text:p>0,026154307692308</text:p>
          </table:table-cell>
          <table:table-cell/>
          <table:table-cell office:value-type="string" calcext:value-type="string">
            <text:p>сист погрешность</text:p>
          </table:table-cell>
          <table:table-cell table:formula="of:=[.U18]* SQRT( POWER([.$U$1]/MAX([.B15:.N15]);2) + POWER([.$U$2]/MAX([.B16:.N16]);2) )" office:value-type="float" office:value="0.0099869842239408" calcext:value-type="float">
            <text:p>0,0099869842239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^2</text:p>
          </table:table-cell>
          <table:table-cell table:formula="of:=[.B15]*[.B15]*10^(-6)" office:value-type="float" office:value="0.5041" calcext:value-type="float">
            <text:p>0,5041</text:p>
          </table:table-cell>
          <table:table-cell table:formula="of:=[.C15]*[.C15]*10^(-6)" office:value-type="float" office:value="0.3844" calcext:value-type="float">
            <text:p>0,3844</text:p>
          </table:table-cell>
          <table:table-cell table:formula="of:=[.D15]*[.D15]*10^(-6)" office:value-type="float" office:value="0.2809" calcext:value-type="float">
            <text:p>0,2809</text:p>
          </table:table-cell>
          <table:table-cell table:formula="of:=[.E15]*[.E15]*10^(-6)" office:value-type="float" office:value="0.1936" calcext:value-type="float">
            <text:p>0,1936</text:p>
          </table:table-cell>
          <table:table-cell table:formula="of:=[.F15]*[.F15]*10^(-6)" office:value-type="float" office:value="0.126025" calcext:value-type="float">
            <text:p>0,126025</text:p>
          </table:table-cell>
          <table:table-cell table:formula="of:=[.G15]*[.G15]*10^(-6)" office:value-type="float" office:value="0.0729" calcext:value-type="float">
            <text:p>0,0729</text:p>
          </table:table-cell>
          <table:table-cell table:formula="of:=[.H15]*[.H15]*10^(-6)" office:value-type="float" office:value="0.030625" calcext:value-type="float">
            <text:p>0,030625</text:p>
          </table:table-cell>
          <table:table-cell table:formula="of:=[.I15]*[.I15]*10^(-6)" office:value-type="float" office:value="0.050625" calcext:value-type="float">
            <text:p>0,050625</text:p>
          </table:table-cell>
          <table:table-cell table:formula="of:=[.J15]*[.J15]*10^(-6)" office:value-type="float" office:value="0.0961" calcext:value-type="float">
            <text:p>0,0961</text:p>
          </table:table-cell>
          <table:table-cell table:formula="of:=[.K15]*[.K15]*10^(-6)" office:value-type="float" office:value="0.164025" calcext:value-type="float">
            <text:p>0,164025</text:p>
          </table:table-cell>
          <table:table-cell table:formula="of:=[.L15]*[.L15]*10^(-6)" office:value-type="float" office:value="0.245025" calcext:value-type="float">
            <text:p>0,245025</text:p>
          </table:table-cell>
          <table:table-cell table:formula="of:=[.M15]*[.M15]*10^(-6)" office:value-type="float" office:value="0.366025" calcext:value-type="float">
            <text:p>0,366025</text:p>
          </table:table-cell>
          <table:table-cell table:formula="of:=[.N15]*[.N15]*10^(-6)" office:value-type="float" office:value="0.483025" calcext:value-type="float">
            <text:p>0,483025</text:p>
          </table:table-cell>
          <table:table-cell table:number-columns-repeated="3"/>
          <table:table-cell table:formula="of:=AVERAGE([.B21:.N21])" office:value-type="float" office:value="0.230567307692308" calcext:value-type="float">
            <text:p>0,230567307692308</text:p>
          </table:table-cell>
          <table:table-cell/>
          <table:table-cell office:value-type="string" calcext:value-type="string">
            <text:p>полная ошибка</text:p>
          </table:table-cell>
          <table:table-cell table:formula="of:=SQRT( POWER([.U19];2) + POWER([.U20];2) )" office:value-type="float" office:value="0.0110988630518343" calcext:value-type="float">
            <text:p>0,011098863051834</text:p>
          </table:table-cell>
          <table:table-cell table:number-columns-repeated="1003"/>
        </table:table-row>
        <table:table-row table:style-name="ro1">
          <table:table-cell table:number-columns-repeated="19"/>
          <table:table-cell office:value-type="string" calcext:value-type="string">
            <text:p>ро</text:p>
          </table:table-cell>
          <table:table-cell table:formula="of:=[.U18]/[.U15] * 3.1415926*[.$X$1]*[.$X$1]/4" office:value-type="float" office:value="1.05265000986966" calcext:value-type="float">
            <text:p>1,05265000986966</text:p>
          </table:table-cell>
          <table:table-cell/>
          <table:table-cell office:value-type="string" calcext:value-type="string">
            <text:p>ошибка ро</text:p>
          </table:table-cell>
          <table:table-cell table:formula="of:=[.U22] * SQRT( POWER( [.U21]/[.U18];2) + POWER( 2*[.$X$2]/[.$X$1];2) )" office:value-type="float" office:value="0.0288740083656106" calcext:value-type="float">
            <text:p>0,028874008365611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11" table:number-rows-spanned="1">
            <text:p>l = 50см</text:p>
          </table:table-cell>
          <table:covered-table-cell table:number-columns-repeated="10"/>
          <table:table-cell table:style-name="ce3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Vв, дел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в, мВ</text:p>
          </table:table-cell>
          <table:table-cell table:style-name="ce2" table:formula="of:=[.B24]*5" office:value-type="float" office:value="270" calcext:value-type="float">
            <text:p>270</text:p>
          </table:table-cell>
          <table:table-cell table:style-name="ce2" table:formula="of:=[.C24]*5" office:value-type="float" office:value="375" calcext:value-type="float">
            <text:p>375</text:p>
          </table:table-cell>
          <table:table-cell table:style-name="ce2" table:formula="of:=[.D24]*5" office:value-type="float" office:value="495" calcext:value-type="float">
            <text:p>495</text:p>
          </table:table-cell>
          <table:table-cell table:style-name="ce2" table:formula="of:=[.E24]*5" office:value-type="float" office:value="600" calcext:value-type="float">
            <text:p>600</text:p>
          </table:table-cell>
          <table:table-cell table:style-name="ce2" table:formula="of:=[.F24]*5" office:value-type="float" office:value="695" calcext:value-type="float">
            <text:p>695</text:p>
          </table:table-cell>
          <table:table-cell table:style-name="ce2" table:formula="of:=[.G24]*5" office:value-type="float" office:value="650" calcext:value-type="float">
            <text:p>650</text:p>
          </table:table-cell>
          <table:table-cell table:style-name="ce2" table:formula="of:=[.H24]*5" office:value-type="float" office:value="545" calcext:value-type="float">
            <text:p>545</text:p>
          </table:table-cell>
          <table:table-cell table:style-name="ce2" table:formula="of:=[.I24]*5" office:value-type="float" office:value="445" calcext:value-type="float">
            <text:p>445</text:p>
          </table:table-cell>
          <table:table-cell table:style-name="ce2" table:formula="of:=[.J24]*5" office:value-type="float" office:value="350" calcext:value-type="float">
            <text:p>350</text:p>
          </table:table-cell>
          <table:table-cell table:style-name="ce2" table:formula="of:=[.K24]*5" office:value-type="float" office:value="295" calcext:value-type="float">
            <text:p>295</text:p>
          </table:table-cell>
          <table:table-cell table:number-columns-repeated="8"/>
          <table:table-cell office:value-type="string" calcext:value-type="string">
            <text:p>длина l, м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а, мА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table:number-columns-repeated="17"/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formula="of:=1/SQRT([.U27])" office:value-type="float" office:value="0.316227766016838" calcext:value-type="float">
            <text:p>0,316227766016838</text:p>
          </table:table-cell>
          <table:table-cell table:number-columns-repeated="1002"/>
        </table:table-row>
        <table:table-row table:style-name="ro1">
          <table:table-cell table:number-columns-repeated="17"/>
          <table:table-cell office:value-type="string" calcext:value-type="string">
            <text:p>средние значения</text:p>
          </table:table-cell>
          <table:table-cell/>
          <table:table-cell office:value-type="string" calcext:value-type="string">
            <text:p>Rср</text:p>
          </table:table-cell>
          <table:table-cell table:formula="of:=[.R29]/[.R30]" office:value-type="float" office:value="4.9448275862069" calcext:value-type="float">
            <text:p>4,94482758620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I</text:p>
          </table:table-cell>
          <table:table-cell table:formula="of:=[.B26]*[.B25]*10^(-6)" office:value-type="float" office:value="0.01485" calcext:value-type="float">
            <text:p>0,01485</text:p>
          </table:table-cell>
          <table:table-cell table:formula="of:=[.C26]*[.C25]*10^(-6)" office:value-type="float" office:value="0.0285" calcext:value-type="float">
            <text:p>0,0285</text:p>
          </table:table-cell>
          <table:table-cell table:formula="of:=[.D26]*[.D25]*10^(-6)" office:value-type="float" office:value="0.0495" calcext:value-type="float">
            <text:p>0,0495</text:p>
          </table:table-cell>
          <table:table-cell table:formula="of:=[.E26]*[.E25]*10^(-6)" office:value-type="float" office:value="0.0726" calcext:value-type="float">
            <text:p>0,0726</text:p>
          </table:table-cell>
          <table:table-cell table:formula="of:=[.F26]*[.F25]*10^(-6)" office:value-type="float" office:value="0.097995" calcext:value-type="float">
            <text:p>0,097995</text:p>
          </table:table-cell>
          <table:table-cell table:formula="of:=[.G26]*[.G25]*10^(-6)" office:value-type="float" office:value="0.08515" calcext:value-type="float">
            <text:p>0,08515</text:p>
          </table:table-cell>
          <table:table-cell table:formula="of:=[.H26]*[.H25]*10^(-6)" office:value-type="float" office:value="0.05995" calcext:value-type="float">
            <text:p>0,05995</text:p>
          </table:table-cell>
          <table:table-cell table:formula="of:=[.I26]*[.I25]*10^(-6)" office:value-type="float" office:value="0.04005" calcext:value-type="float">
            <text:p>0,04005</text:p>
          </table:table-cell>
          <table:table-cell table:formula="of:=[.J26]*[.J25]*10^(-6)" office:value-type="float" office:value="0.02485" calcext:value-type="float">
            <text:p>0,02485</text:p>
          </table:table-cell>
          <table:table-cell table:formula="of:=[.K26]*[.K25]*10^(-6)" office:value-type="float" office:value="0.0177" calcext:value-type="float">
            <text:p>0,0177</text:p>
          </table:table-cell>
          <table:table-cell table:number-columns-repeated="6"/>
          <table:table-cell table:formula="of:=AVERAGE([.B29:.K29])" office:value-type="float" office:value="0.0491145" calcext:value-type="float">
            <text:p>0,0491145</text:p>
          </table:table-cell>
          <table:table-cell/>
          <table:table-cell office:value-type="string" calcext:value-type="string">
            <text:p>случ. Ошибка</text:p>
          </table:table-cell>
          <table:table-cell table:formula="of:=[.V27] * SQRT([.R31]/[.R30] - POWER([.U28];2))" office:value-type="float" office:value="0.00477589091896429" calcext:value-type="float">
            <text:p>0,0047758909189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^2</text:p>
          </table:table-cell>
          <table:table-cell table:formula="of:=[.B26]*[.B26]*10^(-6)" office:value-type="float" office:value="0.003025" calcext:value-type="float">
            <text:p>0,003025</text:p>
          </table:table-cell>
          <table:table-cell table:formula="of:=[.C26]*[.C26]*10^(-6)" office:value-type="float" office:value="0.005776" calcext:value-type="float">
            <text:p>0,005776</text:p>
          </table:table-cell>
          <table:table-cell table:formula="of:=[.D26]*[.D26]*10^(-6)" office:value-type="float" office:value="0.01" calcext:value-type="float">
            <text:p>0,01</text:p>
          </table:table-cell>
          <table:table-cell table:formula="of:=[.E26]*[.E26]*10^(-6)" office:value-type="float" office:value="0.014641" calcext:value-type="float">
            <text:p>0,014641</text:p>
          </table:table-cell>
          <table:table-cell table:formula="of:=[.F26]*[.F26]*10^(-6)" office:value-type="float" office:value="0.019881" calcext:value-type="float">
            <text:p>0,019881</text:p>
          </table:table-cell>
          <table:table-cell table:formula="of:=[.G26]*[.G26]*10^(-6)" office:value-type="float" office:value="0.017161" calcext:value-type="float">
            <text:p>0,017161</text:p>
          </table:table-cell>
          <table:table-cell table:formula="of:=[.H26]*[.H26]*10^(-6)" office:value-type="float" office:value="0.0121" calcext:value-type="float">
            <text:p>0,0121</text:p>
          </table:table-cell>
          <table:table-cell table:formula="of:=[.I26]*[.I26]*10^(-6)" office:value-type="float" office:value="0.0081" calcext:value-type="float">
            <text:p>0,0081</text:p>
          </table:table-cell>
          <table:table-cell table:formula="of:=[.J26]*[.J26]*10^(-6)" office:value-type="float" office:value="0.005041" calcext:value-type="float">
            <text:p>0,005041</text:p>
          </table:table-cell>
          <table:table-cell table:formula="of:=[.K26]*[.K26]*10^(-6)" office:value-type="float" office:value="0.0036" calcext:value-type="float">
            <text:p>0,0036</text:p>
          </table:table-cell>
          <table:table-cell table:number-columns-repeated="6"/>
          <table:table-cell table:formula="of:=AVERAGE([.B30:.K30])" office:value-type="float" office:value="0.0099325" calcext:value-type="float">
            <text:p>0,0099325</text:p>
          </table:table-cell>
          <table:table-cell/>
          <table:table-cell office:value-type="string" calcext:value-type="string">
            <text:p>сист погрешность</text:p>
          </table:table-cell>
          <table:table-cell table:formula="of:=[.U28]* SQRT( POWER([.$U$1]/MAX([.B25:.K25]);2) + POWER([.$U$2]/MAX([.B26:.K26]);2) )" office:value-type="float" office:value="0.0220326170440929" calcext:value-type="float">
            <text:p>0,0220326170440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^2</text:p>
          </table:table-cell>
          <table:table-cell table:formula="of:=[.B25]*[.B25]*10^(-6)" office:value-type="float" office:value="0.0729" calcext:value-type="float">
            <text:p>0,0729</text:p>
          </table:table-cell>
          <table:table-cell table:formula="of:=[.C25]*[.C25]*10^(-6)" office:value-type="float" office:value="0.140625" calcext:value-type="float">
            <text:p>0,140625</text:p>
          </table:table-cell>
          <table:table-cell table:formula="of:=[.D25]*[.D25]*10^(-6)" office:value-type="float" office:value="0.245025" calcext:value-type="float">
            <text:p>0,245025</text:p>
          </table:table-cell>
          <table:table-cell table:formula="of:=[.E25]*[.E25]*10^(-6)" office:value-type="float" office:value="0.36" calcext:value-type="float">
            <text:p>0,36</text:p>
          </table:table-cell>
          <table:table-cell table:formula="of:=[.F25]*[.F25]*10^(-6)" office:value-type="float" office:value="0.483025" calcext:value-type="float">
            <text:p>0,483025</text:p>
          </table:table-cell>
          <table:table-cell table:formula="of:=[.G25]*[.G25]*10^(-6)" office:value-type="float" office:value="0.4225" calcext:value-type="float">
            <text:p>0,4225</text:p>
          </table:table-cell>
          <table:table-cell table:formula="of:=[.H25]*[.H25]*10^(-6)" office:value-type="float" office:value="0.297025" calcext:value-type="float">
            <text:p>0,297025</text:p>
          </table:table-cell>
          <table:table-cell table:formula="of:=[.I25]*[.I25]*10^(-6)" office:value-type="float" office:value="0.198025" calcext:value-type="float">
            <text:p>0,198025</text:p>
          </table:table-cell>
          <table:table-cell table:formula="of:=[.J25]*[.J25]*10^(-6)" office:value-type="float" office:value="0.1225" calcext:value-type="float">
            <text:p>0,1225</text:p>
          </table:table-cell>
          <table:table-cell table:formula="of:=[.K25]*[.K25]*10^(-6)" office:value-type="float" office:value="0.087025" calcext:value-type="float">
            <text:p>0,087025</text:p>
          </table:table-cell>
          <table:table-cell table:number-columns-repeated="6"/>
          <table:table-cell table:formula="of:=AVERAGE([.B31:.K31])" office:value-type="float" office:value="0.242865" calcext:value-type="float">
            <text:p>0,242865</text:p>
          </table:table-cell>
          <table:table-cell/>
          <table:table-cell office:value-type="string" calcext:value-type="string">
            <text:p>полная ошибка</text:p>
          </table:table-cell>
          <table:table-cell table:formula="of:=SQRT( POWER([.U29];2) + POWER([.U30];2) )" office:value-type="float" office:value="0.0225442974581489" calcext:value-type="float">
            <text:p>0,022544297458149</text:p>
          </table:table-cell>
          <table:table-cell table:number-columns-repeated="1003"/>
        </table:table-row>
        <table:table-row table:style-name="ro1">
          <table:table-cell table:number-columns-repeated="19"/>
          <table:table-cell office:value-type="string" calcext:value-type="string">
            <text:p>ро</text:p>
          </table:table-cell>
          <table:table-cell table:formula="of:=[.U28]/[.U25] * 3.1415926*[.$X$1]*[.$X$1]/4" office:value-type="float" office:value="1.05188112069014" calcext:value-type="float">
            <text:p>1,05188112069014</text:p>
          </table:table-cell>
          <table:table-cell/>
          <table:table-cell office:value-type="string" calcext:value-type="string">
            <text:p>ошибка ро</text:p>
          </table:table-cell>
          <table:table-cell table:formula="of:=[.U32] * SQRT( POWER( [.U31]/[.U28];2) + POWER( 2*[.$X$2]/[.$X$1];2) )" office:value-type="float" office:value="0.0289832392658249" calcext:value-type="float">
            <text:p>0,028983239265825</text:p>
          </table:table-cell>
          <table:table-cell table:number-columns-repeated="100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creation-date>2021-09-21T19:10:50Z</meta:creation-date>
    <dc:date>2021-09-23T01:31:56.858000000</dc:date>
    <meta:editing-cycles>7</meta:editing-cycles>
    <meta:editing-duration>PT23M3S</meta:editing-duration>
    <meta:document-statistic meta:table-count="1" meta:cell-count="33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Курсив" fo:font-size="14pt" fo:font-style="italic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.5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style="italic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.5pt" style:font-size-asian="10pt" style:font-size-complex="10pt"/>
    </style:style>
    <style:style style:name="ch10" style:family="chart">
      <style:chart-properties chart:auto-position="true" style:rotation-angle="90"/>
      <style:text-properties fo:font-size="12pt" fo:font-style="italic" fo:font-weight="bold" style:font-size-asian="9pt" style:font-size-complex="9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813cm" svg:height="16.044cm" xlink:href=".." xlink:type="simple" chart:class="chart:scatter" chart:style-name="ch1">
        <chart:title svg:x="12.224cm" svg:y="0.456cm" chart:style-name="ch2">
          <text:p>Зависимость Vв от Iа</text:p>
        </chart:title>
        <chart:legend chart:legend-position="end" svg:x="23.348cm" svg:y="5.812cm" style:legend-expansion="custom" svg:width="6.282cm" svg:height="4.063cm" style:legend-expansion-aspect-ratio="1.54614816637952" chart:style-name="ch3"/>
        <chart:plot-area chart:style-name="ch4" table:cell-range-address="Лист1.B4:Лист1.R4 Лист1.B3:Лист1.Q3 Лист1.B15:Лист1.N15 Лист1.B25:Лист1.K25" chart:data-source-has-labels="row" svg:x="1.767cm" svg:y="1.623cm" svg:width="20.878cm" svg:height="12.96cm">
          <chart:coordinate-region svg:x="2.59cm" svg:y="1.825cm" svg:width="19.767cm" svg:height="12.105cm"/>
          <chart:axis chart:dimension="x" chart:name="primary-x" chart:style-name="ch5">
            <chart:title svg:x="11.516cm" svg:y="14.903cm" chart:style-name="ch6">
              <text:p>Iа, мА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878cm" chart:style-name="ch10">
              <text:p>Vв, мВ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B3:Лист1.Q3" loext:label-string="&quot;l = 20 см, k = 2,039 ± 0,003 Ом&quot;" chart:class="chart:scatter">
            <chart:domain table:cell-range-address="Лист1.B4:Лист1.R4"/>
            <chart:regression-curve chart:style-name="ch12"/>
            <chart:data-point chart:repeated="17"/>
          </chart:series>
          <chart:series chart:style-name="ch13" chart:values-cell-range-address="Лист1.B15:Лист1.N15" loext:label-string="&quot;l = 30 см, k = 2,969 ± 0,005 Ом&quot;" chart:class="chart:scatter">
            <chart:domain table:cell-range-address="Лист1.B16:Лист1.O16"/>
            <chart:regression-curve chart:style-name="ch14"/>
            <chart:data-point chart:repeated="14"/>
          </chart:series>
          <chart:series chart:style-name="ch15" chart:values-cell-range-address="Лист1.B25:Лист1.K25" loext:label-string="&quot;l = 50 см, k = 4,945 ± 0,005 Ом&quot;" chart:class="chart:scatter">
            <chart:domain table:cell-range-address="Лист1.B26:Лист1.L26"/>
            <chart:regression-curve chart:style-name="ch16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4</text:p>
              </table:table-cell>
              <table:table-cell office:value-type="string">
                <text:p>l = 20 см, k = 2,039 ± 0,003 Ом</text:p>
              </table:table-cell>
              <table:table-cell office:value-type="string">
                <text:p>Строка 16</text:p>
              </table:table-cell>
              <table:table-cell office:value-type="string">
                <text:p>l = 30 см, k = 2,969 ± 0,005 Ом</text:p>
              </table:table-cell>
              <table:table-cell office:value-type="string">
                <text:p>Строка 26</text:p>
              </table:table-cell>
              <table:table-cell office:value-type="string">
                <text:p>l = 50 см, k = 4,945 ± 0,005 О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0">
                <text:p>340</text:p>
                <draw:g>
                  <svg:desc>Лист1.B4:Лист1.R4</svg:desc>
                </draw:g>
              </table:table-cell>
              <table:table-cell office:value-type="float" office:value="695">
                <text:p>695</text:p>
                <draw:g>
                  <svg:desc>Лист1.B3:Лист1.Q3</svg:desc>
                </draw:g>
              </table:table-cell>
              <table:table-cell office:value-type="float" office:value="240">
                <text:p>240</text:p>
                <draw:g>
                  <svg:desc>Лист1.B16:Лист1.O16</svg:desc>
                </draw:g>
              </table:table-cell>
              <table:table-cell office:value-type="float" office:value="710">
                <text:p>710</text:p>
                <draw:g>
                  <svg:desc>Лист1.B15:Лист1.N15</svg:desc>
                </draw:g>
              </table:table-cell>
              <table:table-cell office:value-type="float" office:value="55">
                <text:p>55</text:p>
                <draw:g>
                  <svg:desc>Лист1.B26:Лист1.L26</svg:desc>
                </draw:g>
              </table:table-cell>
              <table:table-cell office:value-type="float" office:value="270">
                <text:p>270</text:p>
                <draw:g>
                  <svg:desc>Лист1.B25:Лист1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5">
                <text:p>295</text:p>
              </table:table-cell>
              <table:table-cell office:value-type="float" office:value="600">
                <text:p>600</text:p>
              </table:table-cell>
              <table:table-cell office:value-type="float" office:value="208">
                <text:p>208</text:p>
              </table:table-cell>
              <table:table-cell office:value-type="float" office:value="620">
                <text:p>620</text:p>
              </table:table-cell>
              <table:table-cell office:value-type="float" office:value="76">
                <text:p>7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515">
                <text:p>515</text:p>
              </table:table-cell>
              <table:table-cell office:value-type="float" office:value="180">
                <text:p>180</text:p>
              </table:table-cell>
              <table:table-cell office:value-type="float" office:value="530">
                <text:p>530</text:p>
              </table:table-cell>
              <table:table-cell office:value-type="float" office:value="100">
                <text:p>1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">
                <text:p>209</text:p>
              </table:table-cell>
              <table:table-cell office:value-type="float" office:value="430">
                <text:p>430</text:p>
              </table:table-cell>
              <table:table-cell office:value-type="float" office:value="149">
                <text:p>149</text:p>
              </table:table-cell>
              <table:table-cell office:value-type="float" office:value="440">
                <text:p>440</text:p>
              </table:table-cell>
              <table:table-cell office:value-type="float" office:value="121">
                <text:p>12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2">
                <text:p>172</text:p>
              </table:table-cell>
              <table:table-cell office:value-type="float" office:value="350">
                <text:p>350</text:p>
              </table:table-cell>
              <table:table-cell office:value-type="float" office:value="121">
                <text:p>121</text:p>
              </table:table-cell>
              <table:table-cell office:value-type="float" office:value="355">
                <text:p>355</text:p>
              </table:table-cell>
              <table:table-cell office:value-type="float" office:value="141">
                <text:p>14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265">
                <text:p>265</text:p>
              </table:table-cell>
              <table:table-cell office:value-type="float" office:value="90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131">
                <text:p>13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175">
                <text:p>175</text:p>
              </table:table-cell>
              <table:table-cell office:value-type="float" office:value="110">
                <text:p>1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90">
                <text:p>9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145">
                <text:p>145</text:p>
              </table:table-cell>
              <table:table-cell office:value-type="float" office:value="105">
                <text:p>105</text:p>
              </table:table-cell>
              <table:table-cell office:value-type="float" office:value="310">
                <text:p>310</text:p>
              </table:table-cell>
              <table:table-cell office:value-type="float" office:value="71">
                <text:p>7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36">
                <text:p>136</text:p>
              </table:table-cell>
              <table:table-cell office:value-type="float" office:value="405">
                <text:p>405</text:p>
              </table:table-cell>
              <table:table-cell office:value-type="float" office:value="60">
                <text:p>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166">
                <text:p>166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265">
                <text:p>265</text:p>
              </table:table-cell>
              <table:table-cell office:value-type="float" office:value="203">
                <text:p>203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305">
                <text:p>305</text:p>
              </table:table-cell>
              <table:table-cell office:value-type="float" office:value="233">
                <text:p>233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">
                <text:p>170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